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>
      <style:text-properties fo:font-style="italic" style:font-style-asian="italic" style:font-style-complex="italic"/>
    </style:style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>
      <style:text-properties fo:font-style="italic" style:font-style-asian="italic" style:font-style-complex="italic"/>
    </style:style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P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1.<text:s/></text:span><text:span text:style-name="T1_2">Create</text:span><text:span text:style-name="T1_3"><text:s/></text:span><text:span text:style-name="T1_4">the</text:span><text:span text:style-name="T1_5"><text:s/></text:span><text:span text:style-name="T1_6">following</text:span><text:span text:style-name="T1_7"><text:s/></text:span><text:span text:style-name="T1_8">algorithm</text:span><text:span text:style-name="T1_9"><text:s/></text:span><text:span text:style-name="T1_10">in</text:span><text:span text:style-name="T1_11"><text:s/></text:span><text:span text:style-name="T1_12">C</text:span><text:span text:style-name="T1_13">++<text:s/></text:span><text:span text:style-name="T1_14">code</text:span><text:span text:style-name="T1_15">:</text:span></text:p>
      <text:list text:style-name="LS1" xml:id="list0">
        <text:list-item>
          <text:p text:style-name="P2"><text:span text:style-name="T2_1">Declare</text:span><text:span text:style-name="T2_2"><text:s/></text:span><text:span text:style-name="T2_3">a</text:span><text:span text:style-name="T2_4"><text:s/></text:span><text:span text:style-name="T2_5">double</text:span><text:span text:style-name="T2_6"><text:s/></text:span><text:span text:style-name="T2_7">variable</text:span><text:span text:style-name="T2_8"><text:s/></text:span><text:span text:style-name="T2_9">named</text:span><text:span text:style-name="T2_10"><text:s/></text:span><text:span text:style-name="T2_11">Feet</text:span><text:span text:style-name="T2_12">.<text:s/></text:span><text:span text:style-name="T2_13">Initialize</text:span><text:span text:style-name="T2_14"><text:s/></text:span><text:span text:style-name="T2_15">it</text:span><text:span text:style-name="T2_16"><text:s/></text:span><text:span text:style-name="T2_17">to</text:span><text:span text:style-name="T2_18"><text:s/></text:span><text:span text:style-name="T2_19">your</text:span><text:span text:style-name="T2_20"><text:s/></text:span><text:span text:style-name="T2_21">height</text:span><text:span text:style-name="T2_22">.</text:span></text:p>
        </text:list-item>
        <text:list-item>
          <text:p text:style-name="P3"><text:span text:style-name="T3_1">Declare</text:span><text:span text:style-name="T3_2"><text:s/></text:span><text:span text:style-name="T3_3">a</text:span><text:span text:style-name="T3_4"><text:s/></text:span><text:span text:style-name="T3_5">double</text:span><text:span text:style-name="T3_6"><text:s/></text:span><text:span text:style-name="T3_7">constant</text:span><text:span text:style-name="T3_8"><text:s/></text:span><text:span text:style-name="T3_9">named</text:span><text:span text:style-name="T3_10"><text:s/></text:span><text:span text:style-name="T3_11">MetersPerFoot</text:span><text:span text:style-name="T3_12">,<text:s/></text:span><text:span text:style-name="T3_13">with</text:span><text:span text:style-name="T3_14"><text:s/></text:span><text:span text:style-name="T3_15">the</text:span><text:span text:style-name="T3_16"><text:s/></text:span><text:span text:style-name="T3_17">value</text:span><text:span text:style-name="T3_18"><text:s/></text:span><text:span text:style-name="T3_19">of</text:span><text:span text:style-name="T3_20"><text:s/>.3048.</text:span></text:p>
        </text:list-item>
        <text:list-item>
          <text:p text:style-name="P4"><text:span text:style-name="T4_1">Declare</text:span><text:span text:style-name="T4_2"><text:s/></text:span><text:span text:style-name="T4_3">a</text:span><text:span text:style-name="T4_4"><text:s/></text:span><text:span text:style-name="T4_5">double</text:span><text:span text:style-name="T4_6"><text:s/></text:span><text:span text:style-name="T4_7">variable</text:span><text:span text:style-name="T4_8"><text:s/></text:span><text:span text:style-name="T4_9">called</text:span><text:span text:style-name="T4_10"><text:s/></text:span><text:span text:style-name="T4_11">Meters</text:span><text:span text:style-name="T4_12">.<text:s/></text:span><text:span text:style-name="T4_13">Set</text:span><text:span text:style-name="T4_14"><text:s/></text:span><text:span text:style-name="T4_15">it</text:span><text:span text:style-name="T4_16"><text:s/></text:span><text:span text:style-name="T4_17">to</text:span><text:span text:style-name="T4_18"><text:s/></text:span><text:span text:style-name="T4_19">Feet</text:span><text:span text:style-name="T4_20"><text:s/></text:span><text:span text:style-name="T4_21">multiplied</text:span><text:span text:style-name="T4_22"><text:s/></text:span><text:span text:style-name="T4_23">by</text:span><text:span text:style-name="T4_24"><text:s/></text:span><text:span text:style-name="T4_25">MetersPerFoot</text:span><text:span text:style-name="T4_26">.</text:span></text:p>
        </text:list-item>
        <text:list-item>
          <text:p text:style-name="P5"><text:span text:style-name="T5_1">Display</text:span><text:span text:style-name="T5_2"><text:s/></text:span><text:span text:style-name="T5_3">Meters</text:span><text:span text:style-name="T5_4"><text:s/></text:span><text:span text:style-name="T5_5">to</text:span><text:span text:style-name="T5_6"><text:s/></text:span><text:span text:style-name="T5_7">the</text:span><text:span text:style-name="T5_8"><text:s/></text:span><text:span text:style-name="T5_9">screen</text:span><text:span text:style-name="T5_10">.</text:span></text:p>
        </text:list-item>
      </text:list>
      <text:p text:style-name="P6"/>
      <text:p text:style-name="P7"><text:span text:style-name="T7_1">2.<text:s/></text:span><text:span text:style-name="T7_2">Create</text:span><text:span text:style-name="T7_3"><text:s/></text:span><text:span text:style-name="T7_4">a</text:span><text:span text:style-name="T7_5"><text:s/></text:span><text:span text:style-name="T7_6">program</text:span><text:span text:style-name="T7_7"><text:s/></text:span><text:span text:style-name="T7_8">that</text:span><text:span text:style-name="T7_9"><text:s/></text:span><text:span text:style-name="T7_10">displays</text:span><text:span text:style-name="T7_11"><text:s/></text:span><text:span text:style-name="T7_12">the</text:span><text:span text:style-name="T7_13"><text:s/></text:span><text:span text:style-name="T7_14">diameter</text:span><text:span text:style-name="T7_15"><text:s/></text:span><text:span text:style-name="T7_16">and</text:span><text:span text:style-name="T7_17"><text:s/></text:span><text:span text:style-name="T7_18">area</text:span><text:span text:style-name="T7_19"><text:s/></text:span><text:span text:style-name="T7_20">of</text:span><text:span text:style-name="T7_21"><text:s/></text:span><text:span text:style-name="T7_22">a</text:span><text:span text:style-name="T7_23"><text:s/></text:span><text:span text:style-name="T7_24">circle</text:span><text:span text:style-name="T7_25"><text:s/></text:span><text:span text:style-name="T7_26">for</text:span><text:span text:style-name="T7_27"><text:s/></text:span><text:span text:style-name="T7_28">any</text:span><text:span text:style-name="T7_29"><text:s/></text:span><text:span text:style-name="T7_30">given</text:span><text:span text:style-name="T7_31"><text:s/></text:span><text:span text:style-name="T7_32">radius</text:span><text:span text:style-name="T7_33">.<text:s/></text:span><text:span text:style-name="T7_34">Make</text:span><text:span text:style-name="T7_35"><text:s/></text:span><text:span text:style-name="T7_36">pi</text:span><text:span text:style-name="T7_37"><text:s/></text:span><text:span text:style-name="T7_38">a</text:span><text:span text:style-name="T7_39"><text:s/></text:span><text:span text:style-name="T7_40">const</text:span><text:span text:style-name="T7_41"><text:s/></text:span><text:span text:style-name="T7_42">float</text:span><text:span text:style-name="T7_43">.<text:s/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